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54cm" draw:marker-start-width="0.686cm" draw:marker-end-width="0.686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2" style:family="graphic" style:parent-style-name="standard">
      <style:graphic-properties svg:stroke-width="0.254cm" draw:marker-start-width="0.686cm" draw:marker-end-width="0.686cm" draw:fill="solid" draw:fill-color="#0000ff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svg:stroke-width="0.508cm" draw:marker-start-width="1.067cm" draw:marker-end-width="1.067cm" draw:textarea-horizontal-align="center" draw:textarea-vertical-align="middle" fo:padding-top="0.379cm" fo:padding-bottom="0.379cm" fo:padding-left="0.504cm" fo:padding-right="0.504cm"/>
    </style:style>
    <style:style style:name="gr5" style:family="graphic" style:parent-style-name="standard">
      <style:graphic-properties svg:stroke-width="0.457cm" draw:marker-start-width="0.991cm" draw:marker-end-width="0.991cm" draw:textarea-horizontal-align="center" draw:textarea-vertical-align="middle" fo:padding-top="0.353cm" fo:padding-bottom="0.353cm" fo:padding-left="0.478cm" fo:padding-right="0.478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8.255cm" svg:height="3.81cm" draw:transform="rotate (-1.57079632679579) translate (4.01cm 1.705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255cm" svg:height="3.81cm" draw:transform="rotate (-1.57079632679579) translate (9.96cm 1.706cm)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397cm" svg:height="4.317cm" svg:x="2.381cm" svg:y="0.22cm">
          <text:p/>
          <draw:enhanced-geometry svg:viewBox="0 0 21600 21600" draw:text-areas="0 0 21600 21600" draw:mirror-horizontal="true" draw:type="circular-arrow" draw:modifiers="-160.076776329408 -28.0296577791099 8835.220388889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4" draw:text-style-name="P1" draw:layer="layout" svg:x1="2.236cm" svg:y1="0.728cm" svg:x2="2.696cm" svg:y2="1.905cm">
          <text:p/>
        </draw:line>
        <draw:line draw:style-name="gr5" draw:text-style-name="P1" draw:layer="layout" svg:x1="2.504cm" svg:y1="1.857cm" svg:x2="3.983cm" svg:y2="1.581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1.696cm" svg:x="0.508cm" svg:y="0.404cm" presentation:class="title" presentation:placeholder="true">
        <draw:text-box/>
      </draw:frame>
      <draw:frame presentation:style-name="Default-outline1" draw:layer="backgroundobjects" svg:width="9.144cm" svg:height="6.705cm" svg:x="0.508cm" svg:y="2.377cm" presentation:class="outline" presentation:placeholder="true">
        <draw:text-box/>
      </draw:frame>
      <draw:frame presentation:style-name="Mpr1" draw:text-style-name="MP1" draw:layer="backgroundobjects" svg:width="2.367cm" svg:height="0.701cm" svg:x="0.508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2cm" svg:height="0.701cm" svg:x="3.474cm" svg:y="9.2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67cm" svg:height="0.701cm" svg:x="7.284cm" svg:y="9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4T22:55:32.81</meta:creation-date>
    <meta:editing-duration>PT00H34M29S</meta:editing-duration>
    <meta:editing-cycles>7</meta:editing-cycles>
    <dc:date>2009-06-05T01:41:37.72</dc:date>
    <meta:generator>OpenOffice.org/3.0$Win32 OpenOffice.org_project/300m15$Build-9379</meta:generator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